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C900000067B9BFC7A1BB9494F4.png" manifest:media-type="image/png"/>
  <manifest:file-entry manifest:full-path="Pictures/100002010000010C00000148BAB9BFF6F5016EFD.png" manifest:media-type="image/png"/>
  <manifest:file-entry manifest:full-path="Pictures/10000201000000DC000000E047194EA2BB3FC2B8.png" manifest:media-type="image/png"/>
  <manifest:file-entry manifest:full-path="Pictures/10000201000001E60000011D57DE2A23681AB3B5.png" manifest:media-type="image/png"/>
  <manifest:file-entry manifest:full-path="Pictures/10000201000001B00000009DC15C6B05FADA8A57.png" manifest:media-type="image/png"/>
  <manifest:file-entry manifest:full-path="Pictures/10000201000001E9000000EE93EDEC7E3105B243.png" manifest:media-type="image/png"/>
  <manifest:file-entry manifest:full-path="Pictures/100002010000034200000267E62028616424E6D9.png" manifest:media-type="image/png"/>
  <manifest:file-entry manifest:full-path="Pictures/1000020100000212000000340F4E7BF428D0B66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Standard">
      <style:text-properties officeooo:rsid="004dfe6f" officeooo:paragraph-rsid="0048c3eb"/>
    </style:style>
    <style:style style:name="P6" style:family="paragraph" style:parent-style-name="Standard">
      <style:text-properties officeooo:paragraph-rsid="00563c06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24b9c8f" officeooo:paragraph-rsid="005b42ef"/>
    </style:style>
    <style:style style:name="P9" style:family="paragraph" style:parent-style-name="Text_20_body">
      <style:text-properties officeooo:rsid="02502318" officeooo:paragraph-rsid="0048c3eb"/>
    </style:style>
    <style:style style:name="P10" style:family="paragraph" style:parent-style-name="Text_20_body">
      <style:text-properties officeooo:rsid="024d0975" officeooo:paragraph-rsid="0049bf6b"/>
    </style:style>
    <style:style style:name="P11" style:family="paragraph" style:parent-style-name="Text_20_body">
      <style:text-properties officeooo:rsid="024d0975" officeooo:paragraph-rsid="005b42ef"/>
    </style:style>
    <style:style style:name="P12" style:family="paragraph" style:parent-style-name="Text_20_body">
      <style:text-properties officeooo:rsid="0049bf6b" officeooo:paragraph-rsid="0049bf6b"/>
    </style:style>
    <style:style style:name="P13" style:family="paragraph" style:parent-style-name="Text_20_body">
      <style:text-properties officeooo:rsid="033726e5" officeooo:paragraph-rsid="0048c3eb"/>
    </style:style>
    <style:style style:name="P14" style:family="paragraph" style:parent-style-name="Text_20_body">
      <style:text-properties officeooo:rsid="03254d29" officeooo:paragraph-rsid="0048c3eb"/>
    </style:style>
    <style:style style:name="P15" style:family="paragraph" style:parent-style-name="Text_20_body">
      <style:text-properties officeooo:rsid="03254d29" officeooo:paragraph-rsid="00563c06"/>
    </style:style>
    <style:style style:name="P16" style:family="paragraph" style:parent-style-name="Text_20_body">
      <style:text-properties officeooo:paragraph-rsid="0049bf6b"/>
    </style:style>
    <style:style style:name="P17" style:family="paragraph" style:parent-style-name="Text_20_body">
      <style:text-properties officeooo:rsid="032c4d2d" officeooo:paragraph-rsid="005b42ef"/>
    </style:style>
    <style:style style:name="P18" style:family="paragraph" style:parent-style-name="Text_20_body">
      <style:text-properties officeooo:rsid="005b42ef" officeooo:paragraph-rsid="005b42ef"/>
    </style:style>
    <style:style style:name="P19" style:family="paragraph" style:parent-style-name="Horizontal_20_Line">
      <style:text-properties officeooo:rsid="024b9c8f" officeooo:paragraph-rsid="0048c3eb"/>
    </style:style>
    <style:style style:name="P20" style:family="paragraph" style:parent-style-name="Horizontal_20_Line">
      <style:text-properties officeooo:paragraph-rsid="005451b0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63c06"/>
    </style:style>
    <style:style style:name="P25" style:family="paragraph" style:parent-style-name="Text_20_body">
      <style:paragraph-properties fo:margin-top="0cm" fo:margin-bottom="0cm" style:contextual-spacing="false"/>
      <style:text-properties officeooo:paragraph-rsid="00563c06"/>
    </style:style>
    <style:style style:name="P2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0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31" style:family="paragraph" style:parent-style-name="Heading_20_2">
      <style:text-properties officeooo:paragraph-rsid="00563c06"/>
    </style:style>
    <style:style style:name="P32" style:family="paragraph" style:parent-style-name="Heading_20_2">
      <style:text-properties officeooo:paragraph-rsid="0048c3eb"/>
    </style:style>
    <style:style style:name="P33" style:family="paragraph" style:parent-style-name="Heading_20_2">
      <style:text-properties officeooo:rsid="0049bf6b" officeooo:paragraph-rsid="0049bf6b"/>
    </style:style>
    <style:style style:name="P34" style:family="paragraph" style:parent-style-name="Heading_20_2">
      <style:text-properties officeooo:paragraph-rsid="005b42ef"/>
    </style:style>
    <style:style style:name="P35" style:family="paragraph" style:parent-style-name="Heading_20_2">
      <style:text-properties officeooo:paragraph-rsid="0049bf6b"/>
    </style:style>
    <style:style style:name="P36" style:family="paragraph" style:parent-style-name="Heading_20_2">
      <style:text-properties officeooo:paragraph-rsid="005451b0"/>
    </style:style>
    <style:style style:name="P37" style:family="paragraph" style:parent-style-name="Heading_20_2">
      <style:text-properties officeooo:paragraph-rsid="005bf226"/>
    </style:style>
    <style:style style:name="P38" style:family="paragraph" style:parent-style-name="Heading_20_3">
      <style:text-properties officeooo:paragraph-rsid="005b42ef"/>
    </style:style>
    <style:style style:name="P39" style:family="paragraph" style:parent-style-name="Heading_20_3">
      <style:text-properties officeooo:paragraph-rsid="005bf226"/>
    </style:style>
    <style:style style:name="P40" style:family="paragraph" style:parent-style-name="Horizontal_20_Line">
      <style:text-properties officeooo:paragraph-rsid="005bf226"/>
    </style:style>
    <style:style style:name="P41" style:family="paragraph" style:parent-style-name="Text_20_body">
      <style:text-properties officeooo:rsid="0337ddee" officeooo:paragraph-rsid="005451b0"/>
    </style:style>
    <style:style style:name="P42" style:family="paragraph" style:parent-style-name="Text_20_body">
      <style:text-properties officeooo:rsid="0337ddee" officeooo:paragraph-rsid="005bf226"/>
    </style:style>
    <style:style style:name="P43" style:family="paragraph" style:parent-style-name="Text_20_body">
      <style:text-properties officeooo:rsid="0340be42" officeooo:paragraph-rsid="005bf226"/>
    </style:style>
    <style:style style:name="P44" style:family="paragraph" style:parent-style-name="Text_20_body">
      <style:text-properties officeooo:rsid="032c4d2d" officeooo:paragraph-rsid="005bf226"/>
    </style:style>
    <style:style style:name="P45" style:family="paragraph" style:parent-style-name="Text_20_body">
      <style:text-properties officeooo:rsid="024d0975" officeooo:paragraph-rsid="005bf226"/>
    </style:style>
    <style:style style:name="P46" style:family="paragraph" style:parent-style-name="Text_20_body">
      <style:text-properties officeooo:rsid="024b9c8f" officeooo:paragraph-rsid="005bf226"/>
    </style:style>
    <style:style style:name="P47" style:family="paragraph" style:parent-style-name="Text_20_body">
      <style:text-properties officeooo:rsid="0342daa9" officeooo:paragraph-rsid="005bf22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6334a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4bfa8" style:font-size-asian="10pt" style:font-size-complex="10pt"/>
    </style:style>
    <style:style style:name="T6" style:family="text">
      <style:text-properties fo:font-size="10pt" officeooo:rsid="005307ed" style:font-size-asian="10pt" style:font-size-complex="10pt"/>
    </style:style>
    <style:style style:name="T7" style:family="text">
      <style:text-properties fo:font-size="10pt" officeooo:rsid="0052d2c6" style:font-size-asian="10pt" style:font-size-complex="10pt"/>
    </style:style>
    <style:style style:name="T8" style:family="text">
      <style:text-properties fo:font-size="10pt" officeooo:rsid="0048b69f" style:font-size-asian="10pt" style:font-size-complex="10pt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5307e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officeooo:rsid="0049bf6b"/>
    </style:style>
    <style:style style:name="T14" style:family="text">
      <style:text-properties officeooo:rsid="005307ed"/>
    </style:style>
    <style:style style:name="T15" style:family="text">
      <style:text-properties officeooo:rsid="0052d631"/>
    </style:style>
    <style:style style:name="T16" style:family="text">
      <style:text-properties officeooo:rsid="033173b4"/>
    </style:style>
    <style:style style:name="T17" style:family="text">
      <style:text-properties officeooo:rsid="032c4d2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5"><draw:frame draw:style-name="fr4" draw:name="Bild20" text:anchor-type="char" svg:width="0.831cm" svg:height="0.831cm" draw:z-index="6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4"><text:s/>20.1.3 Editors - NLA Edito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1"><text:a xlink:type="simple" xlink:href="#__RefHeading___Toc3654_4126228218" text:style-name="Index_20_Link" text:visited-style-name="Index_20_Link">NLA Editor - View Menu<text:tab/>1</text:a></text:p>
          <text:p text:style-name="P22"><text:a xlink:type="simple" xlink:href="#__RefHeading___Toc1767_2768355878" text:style-name="Index_20_Link" text:visited-style-name="Index_20_Link">Channels List<text:tab/>2</text:a></text:p>
          <text:p text:style-name="P22"><text:a xlink:type="simple" xlink:href="#__RefHeading___Toc686_3225492875" text:style-name="Index_20_Link" text:visited-style-name="Index_20_Link">Sidebar<text:tab/>2</text:a></text:p>
          <text:p text:style-name="P22"><text:a xlink:type="simple" xlink:href="#__RefHeading___Toc3551_563513032" text:style-name="Index_20_Link" text:visited-style-name="Index_20_Link">Set Preview Range<text:tab/>2</text:a></text:p>
          <text:p text:style-name="P22"><text:a xlink:type="simple" xlink:href="#__RefHeading___Toc3553_563513032" text:style-name="Index_20_Link" text:visited-style-name="Index_20_Link">Clear Preview Range<text:tab/>2</text:a></text:p>
          <text:p text:style-name="P22"><text:a xlink:type="simple" xlink:href="#__RefHeading___Toc3555_563513032" text:style-name="Index_20_Link" text:visited-style-name="Index_20_Link">Auto Set Preview Range<text:tab/>2</text:a></text:p>
          <text:p text:style-name="P22"><text:a xlink:type="simple" xlink:href="#__RefHeading___Toc615_967239954" text:style-name="Index_20_Link" text:visited-style-name="Index_20_Link">Area<text:tab/>2</text:a></text:p>
          <text:p text:style-name="P26"><text:a xlink:type="simple" xlink:href="#__RefHeading___Toc1608_976454963" text:style-name="Index_20_Link" text:visited-style-name="Index_20_Link">Horizontal Split<text:tab/>2</text:a></text:p>
          <text:p text:style-name="P26"><text:a xlink:type="simple" xlink:href="#__RefHeading___Toc1610_976454963" text:style-name="Index_20_Link" text:visited-style-name="Index_20_Link">Vertical Split<text:tab/>2</text:a></text:p>
          <text:p text:style-name="P26"><text:a xlink:type="simple" xlink:href="#__RefHeading___Toc1612_976454963" text:style-name="Index_20_Link" text:visited-style-name="Index_20_Link">Duplicate Area into New Window<text:tab/>3</text:a></text:p>
          <text:p text:style-name="P26"><text:a xlink:type="simple" xlink:href="#__RefHeading___Toc1614_976454963" text:style-name="Index_20_Link" text:visited-style-name="Index_20_Link">Toggle Maximize Area<text:tab/>3</text:a></text:p>
          <text:p text:style-name="P26"><text:a xlink:type="simple" xlink:href="#__RefHeading___Toc1616_976454963" text:style-name="Index_20_Link" text:visited-style-name="Index_20_Link">Toggle Full screen Area<text:tab/>3</text:a></text:p>
          <text:p text:style-name="P26"><text:a xlink:type="simple" xlink:href="#__RefHeading___Toc617_967239954" text:style-name="Index_20_Link" text:visited-style-name="Index_20_Link">Close Area<text:tab/>3</text:a></text:p>
          <text:p text:style-name="P22"><text:a xlink:type="simple" xlink:href="#__RefHeading___Toc985_3415296851" text:style-name="Index_20_Link" text:visited-style-name="Index_20_Link">Zoom In<text:tab/>3</text:a></text:p>
          <text:p text:style-name="P22"><text:a xlink:type="simple" xlink:href="#__RefHeading___Toc987_3415296851" text:style-name="Index_20_Link" text:visited-style-name="Index_20_Link">Zoom Out<text:tab/>3</text:a></text:p>
          <text:p text:style-name="P22"><text:a xlink:type="simple" xlink:href="#__RefHeading___Toc989_3415296851" text:style-name="Index_20_Link" text:visited-style-name="Index_20_Link">Zoom Border<text:tab/>3</text:a></text:p>
          <text:p text:style-name="P22"><text:a xlink:type="simple" xlink:href="#__RefHeading___Toc3557_563513032" text:style-name="Index_20_Link" text:visited-style-name="Index_20_Link">Frame All<text:tab/>3</text:a></text:p>
          <text:p text:style-name="P22"><text:a xlink:type="simple" xlink:href="#__RefHeading___Toc784_1963856669" text:style-name="Index_20_Link" text:visited-style-name="Index_20_Link">Frame Selected<text:tab/>3</text:a></text:p>
          <text:p text:style-name="P22"><text:a xlink:type="simple" xlink:href="#__RefHeading___Toc3559_563513032" text:style-name="Index_20_Link" text:visited-style-name="Index_20_Link">Go to current Frame<text:tab/>4</text:a></text:p>
          <text:p text:style-name="P22"><text:a xlink:type="simple" xlink:href="#__RefHeading___Toc2540_18642953" text:style-name="Index_20_Link" text:visited-style-name="Index_20_Link">Pie menus<text:tab/>4</text:a></text:p>
          <text:p text:style-name="P22"><text:a xlink:type="simple" xlink:href="#__RefHeading___Toc1604_976454963" text:style-name="Index_20_Link" text:visited-style-name="Index_20_Link">Area<text:tab/>4</text:a></text:p>
          <text:p text:style-name="P26"><text:a xlink:type="simple" xlink:href="#__RefHeading___Toc1608_9764549631" text:style-name="Index_20_Link" text:visited-style-name="Index_20_Link">Horizontal Split<text:tab/>4</text:a></text:p>
          <text:p text:style-name="P26"><text:a xlink:type="simple" xlink:href="#__RefHeading___Toc1610_9764549631" text:style-name="Index_20_Link" text:visited-style-name="Index_20_Link">Vertical Split<text:tab/>4</text:a></text:p>
          <text:p text:style-name="P26"><text:a xlink:type="simple" xlink:href="#__RefHeading___Toc1612_9764549631" text:style-name="Index_20_Link" text:visited-style-name="Index_20_Link">Duplicate Area into New Window<text:tab/>4</text:a></text:p>
          <text:p text:style-name="P26"><text:a xlink:type="simple" xlink:href="#__RefHeading___Toc1614_9764549631" text:style-name="Index_20_Link" text:visited-style-name="Index_20_Link">Toggle Maximize Area<text:tab/>4</text:a></text:p>
          <text:p text:style-name="P26"><text:a xlink:type="simple" xlink:href="#__RefHeading___Toc1616_9764549631" text:style-name="Index_20_Link" text:visited-style-name="Index_20_Link">Toggle Full screen Area<text:tab/>4</text:a></text:p>
          <text:p text:style-name="P26"><text:a xlink:type="simple" xlink:href="#__RefHeading___Toc3756_993824769" text:style-name="Index_20_Link" text:visited-style-name="Index_20_Link">Close Area<text:tab/>4</text:a></text:p>
        </text:index-body>
      </text:table-of-content>
      <text:p text:style-name="P6"/>
      <text:p text:style-name="Standard"/>
      <text:p text:style-name="Standard"/>
      <text:p text:style-name="P23"/>
      <table:table table:name="Tabelle22" table:style-name="Tabelle22">
        <table:table-column table:style-name="Tabelle22.A"/>
        <table:table-row table:style-name="TableLine2030700937168">
          <table:table-cell table:style-name="Tabelle22.A1" office:value-type="string">
            <text:h text:style-name="P30" text:outline-level="1"><text:bookmark-start text:name="__RefHeading___Toc3654_4126228218"/><text:span text:style-name="T9">N</text:span><text:span text:style-name="T10">LA</text:span><text:span text:style-name="T14"> Editor - View Menu</text:span><text:bookmark-end text:name="__RefHeading___Toc3654_4126228218"/></text:h>
          </table:table-cell>
        </table:table-row>
      </table:table>
      <text:p text:style-name="P2"/>
      <text:p text:style-name="P3"><draw:frame draw:style-name="fr3" draw:name="Bild102" text:anchor-type="paragraph" svg:y="0.007cm" svg:width="4.54cm" svg:height="5.549cm" draw:z-index="0"><draw:image xlink:href="Pictures/100002010000010C00000148BAB9BFF6F5016EFD.png" xlink:type="simple" xlink:show="embed" xlink:actuate="onLoad" draw:mime-type="image/png"/></draw:frame>The View menu contains all View related tools.</text:p>
      <text:p text:style-name="P5"/>
      <text:p text:style-name="P5"/>
      <text:p text:style-name="P3"><text:line-break/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h text:style-name="P31" text:outline-level="2"><draw:frame draw:style-name="fr2" draw:name="Bild5" text:anchor-type="paragraph" svg:y="0.506cm" svg:width="3.401cm" svg:height="1.739cm" draw:z-index="5"><draw:image xlink:href="Pictures/10000201000000C900000067B9BFC7A1BB9494F4.png" xlink:type="simple" xlink:show="embed" xlink:actuate="onLoad" draw:mime-type="image/png"/></draw:frame><text:bookmark-start text:name="__RefHeading___Toc1767_2768355878"/><text:soft-page-break/>Channels List<text:bookmark-end text:name="__RefHeading___Toc1767_2768355878"/></text:h>
      <text:p text:style-name="P15">Shows or hides the <text:span text:style-name="T15">Channels list</text:span> at the <text:span text:style-name="T15">left</text:span> in the viewport<text:span text:style-name="T13">.</text:span></text:p>
      <text:p text:style-name="P4"/>
      <text:h text:style-name="P32" text:outline-level="2"><draw:frame draw:style-name="fr2" draw:name="Bild1" text:anchor-type="paragraph" svg:y="0.208cm" svg:width="3.731cm" svg:height="3.791cm" draw:z-index="1"><draw:image xlink:href="Pictures/10000201000000DC000000E047194EA2BB3FC2B8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4">Shows or hides the sidebar at the right in the viewport<text:span text:style-name="T13">.</text:span></text:p>
      <text:p text:style-name="P14"/>
      <text:h text:style-name="P33" text:outline-level="2"><text:bookmark-start text:name="__RefHeading___Toc3551_563513032"/>Set Preview Range<text:bookmark-end text:name="__RefHeading___Toc3551_563513032"/></text:h>
      <text:p text:style-name="P12">Rectangle select an area of the timeline that gets previewed. The playback now just happens in this marked area.</text:p>
      <text:p text:style-name="P16"><draw:frame draw:style-name="fr1" draw:name="Bild2" text:anchor-type="paragraph" svg:x="0.145cm" svg:y="0.136cm" svg:width="8.23cm" svg:height="4.83cm" draw:z-index="2"><draw:image xlink:href="Pictures/10000201000001E60000011D57DE2A23681AB3B5.png" xlink:type="simple" xlink:show="embed" xlink:actuate="onLoad" draw:mime-type="image/png"/></draw:frame><draw:frame draw:style-name="fr1" draw:name="Bild3" text:anchor-type="paragraph" svg:x="9.089cm" svg:y="0.192cm" svg:width="8.28cm" svg:height="4.03cm" draw:z-index="3"><draw:image xlink:href="Pictures/10000201000001E9000000EE93EDEC7E3105B243.png" xlink:type="simple" xlink:show="embed" xlink:actuate="onLoad" draw:mime-type="image/png"/></draw:frame></text:p>
      <text:p text:style-name="P16"/>
      <text:p text:style-name="P16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bookmark-start text:name="__RefHeading___Toc3553_563513032"/>Clear Preview Range<text:bookmark-end text:name="__RefHeading___Toc3553_563513032"/></text:h>
      <text:p text:style-name="P12">Clears an existing preview range.</text:p>
      <text:h text:style-name="Heading_20_2" text:outline-level="2"><text:bookmark-start text:name="__RefHeading___Toc3555_563513032"/>Auto Set Preview Range<text:bookmark-end text:name="__RefHeading___Toc3555_563513032"/></text:h>
      <text:p text:style-name="P12">Sets the preview range between the first and last keyframe of the animation.</text:p>
      <text:p text:style-name="Horizontal_20_Line"/>
      <text:h text:style-name="P34" text:outline-level="2"><draw:frame draw:style-name="fr2" draw:name="Bild12" text:anchor-type="paragraph" svg:y="0.392cm" svg:width="7.31cm" svg:height="2.66cm" draw:z-index="7"><draw:image xlink:href="Pictures/10000201000001B00000009DC15C6B05FADA8A57.png" xlink:type="simple" xlink:show="embed" xlink:actuate="onLoad" draw:mime-type="image/png"/></draw:frame><text:bookmark-start text:name="__RefHeading___Toc615_967239954"/>Area<text:bookmark-end text:name="__RefHeading___Toc615_967239954"/></text:h>
      <text:p text:style-name="P17">This menu contains general view functionality. And exists in most other editor types too<text:span text:style-name="T16">.</text:span></text:p>
      <text:h text:style-name="P38" text:outline-level="3"><text:bookmark-start text:name="__RefHeading___Toc1608_976454963"/>Horizontal Split<text:bookmark-end text:name="__RefHeading___Toc1608_976454963"/></text:h>
      <text:p text:style-name="P17">Splits the current view horizontally into two independent editor windows.</text:p>
      <text:h text:style-name="P38" text:outline-level="3"><text:bookmark-start text:name="__RefHeading___Toc1610_976454963"/>Vertical Split<text:bookmark-end text:name="__RefHeading___Toc1610_976454963"/></text:h>
      <text:p text:style-name="P17">Splits the current view vertically into two independent editor windows.</text:p>
      <text:p text:style-name="P17"/>
      <text:p text:style-name="P17"><text:soft-page-break/></text:p>
      <text:p text:style-name="P17"/>
      <text:h text:style-name="P38" text:outline-level="3"><draw:frame draw:style-name="fr1" draw:name="Bild14" text:anchor-type="paragraph" svg:x="11.707cm" svg:y="0.395cm" svg:width="7.05cm" svg:height="5.211cm" draw:z-index="8"><draw:image xlink:href="Pictures/100002010000034200000267E62028616424E6D9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11">Duplicate Area into New Window makes the selected editor window floating. You can then drag it around at the monitor.<text:span text:style-name="T17"> It is not connected with the rest of the UI anymore.</text:span></text:p>
      <text:p text:style-name="P11">A separated window cannot be merged into the main window again. You have to close it when not longer needed.</text:p>
      <text:h text:style-name="P38" text:outline-level="3"><text:bookmark-start text:name="__RefHeading___Toc1614_976454963"/>Toggle Maximize Area<text:bookmark-end text:name="__RefHeading___Toc1614_976454963"/></text:h>
      <text:p text:style-name="P8">Displays the editor maximized with menus.</text:p>
      <text:p text:style-name="P8">To return from the maximized view press hotkey ctrl + spacebar. Or reuse the menu item in the area menu.</text:p>
      <text:h text:style-name="P38" text:outline-level="3"><text:bookmark-start text:name="__RefHeading___Toc1616_976454963"/>Toggle Full screen Area<text:bookmark-end text:name="__RefHeading___Toc1616_976454963"/></text:h>
      <text:p text:style-name="P8">Displays the editor maximized without menus.</text:p>
      <text:p text:style-name="P8">To return from the full screen view press hotkey ctrl + alt + spacebar.</text:p>
      <text:h text:style-name="Heading_20_3" text:outline-level="3"><text:bookmark-start text:name="__RefHeading___Toc617_967239954"/>Close Area<text:bookmark-end text:name="__RefHeading___Toc617_967239954"/></text:h>
      <text:p text:style-name="P18">Closes the area window.</text:p>
      <text:p text:style-name="P19"/>
      <text:h text:style-name="P32" text:outline-level="2"><text:bookmark-start text:name="__RefHeading___Toc985_3415296851"/>Zoom In<text:bookmark-end text:name="__RefHeading___Toc985_3415296851"/></text:h>
      <text:p text:style-name="P9">Zooms into the viewport. </text:p>
      <text:h text:style-name="P32" text:outline-level="2"><text:bookmark-start text:name="__RefHeading___Toc987_3415296851"/>Zoom Out<text:bookmark-end text:name="__RefHeading___Toc987_3415296851"/></text:h>
      <text:p text:style-name="P9">Zooms out of the viewport.</text:p>
      <text:h text:style-name="P32" text:outline-level="2"><text:bookmark-start text:name="__RefHeading___Toc989_3415296851"/>Zoom Border<text:bookmark-end text:name="__RefHeading___Toc989_3415296851"/></text:h>
      <text:p text:style-name="P9">Draws a rectangle and zooms then to fit the size of this rectangle.</text:p>
      <text:p text:style-name="P9">Zooming in is done with drawing the rectangle with left mouse button. Zooming out is done with drawing the rectangle with middle mouse button.</text:p>
      <text:h text:style-name="P35" text:outline-level="2"><text:bookmark-start text:name="__RefHeading___Toc3557_563513032"/><text:span text:style-name="T12">Frame</text:span> All<text:bookmark-end text:name="__RefHeading___Toc3557_563513032"/></text:h>
      <text:p text:style-name="P10">Zooms in or out in the viewport until all objects in the scene are displayed fitting in the viewport.</text:p>
      <text:h text:style-name="P32" text:outline-level="2"><text:bookmark-start text:name="__RefHeading___Toc784_1963856669"/><text:span text:style-name="T11">Frame</text:span> Selected<text:bookmark-end text:name="__RefHeading___Toc784_1963856669"/></text:h>
      <text:p text:style-name="P13">Centers the view at the currently selected keyframe(s).</text:p>
      <text:h text:style-name="P33" text:outline-level="2"><text:bookmark-start text:name="__RefHeading___Toc3559_563513032"/><text:soft-page-break/>Go to current Frame<text:bookmark-end text:name="__RefHeading___Toc3559_563513032"/></text:h>
      <text:p text:style-name="P12">Centers the view at the frame slider.</text:p>
      <text:p text:style-name="P20"/>
      <text:h text:style-name="P36" text:outline-level="2"><draw:frame draw:style-name="fr2" draw:name="Bild15" text:anchor-type="paragraph" svg:y="0.395cm" svg:width="8.969cm" svg:height="0.88cm" draw:z-index="4"><draw:image xlink:href="Pictures/1000020100000212000000340F4E7BF428D0B660.png" xlink:type="simple" xlink:show="embed" xlink:actuate="onLoad" draw:mime-type="image/png"/></draw:frame><text:bookmark-start text:name="__RefHeading___Toc2540_18642953"/>Pie menus<text:bookmark-end text:name="__RefHeading___Toc2540_18642953"/></text:h>
      <text:p text:style-name="P41">Lists the available pie menus, and gives you the ability to read the hotkeys and assign own hotkeys.</text:p>
      <text:p text:style-name="P43"/>
      <text:p text:style-name="P40"/>
      <text:h text:style-name="P37" text:outline-level="2"><draw:frame draw:style-name="fr2" draw:name="Bild6" text:anchor-type="paragraph" svg:y="0.392cm" svg:width="7.31cm" svg:height="2.66cm" draw:z-index="9"><draw:image xlink:href="Pictures/10000201000001B00000009DC15C6B05FADA8A57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44">This menu contains general view functionality. And exists in most other editor types too<text:span text:style-name="T16">.</text:span></text:p>
      <text:h text:style-name="P39" text:outline-level="3"><text:bookmark-start text:name="__RefHeading___Toc1608_9764549631"/>Horizontal Split<text:bookmark-end text:name="__RefHeading___Toc1608_9764549631"/></text:h>
      <text:p text:style-name="P44">Splits the current view horizontally into two independent editor windows.</text:p>
      <text:h text:style-name="P39" text:outline-level="3"><text:bookmark-start text:name="__RefHeading___Toc1610_9764549631"/>Vertical Split<text:bookmark-end text:name="__RefHeading___Toc1610_9764549631"/></text:h>
      <text:p text:style-name="P44">Splits the current view vertically into two independent editor windows.</text:p>
      <text:h text:style-name="P39" text:outline-level="3"><draw:frame draw:style-name="fr1" draw:name="Bild7" text:anchor-type="paragraph" svg:x="11.707cm" svg:y="0.395cm" svg:width="7.05cm" svg:height="5.211cm" draw:z-index="10"><draw:image xlink:href="Pictures/100002010000034200000267E62028616424E6D9.png" xlink:type="simple" xlink:show="embed" xlink:actuate="onLoad" draw:mime-type="image/png"/></draw:frame><text:bookmark-start text:name="__RefHeading___Toc1612_9764549631"/>Duplicate Area into New Window<text:bookmark-end text:name="__RefHeading___Toc1612_9764549631"/></text:h>
      <text:p text:style-name="P45">Duplicate Area into New Window makes the selected editor window floating. You can then drag it around at the monitor.<text:span text:style-name="T17"> It is not connected with the rest of the UI any more.</text:span></text:p>
      <text:p text:style-name="P45">A separated window cannot be merged into the main window again. You have to close it when not longer needed.</text:p>
      <text:h text:style-name="P39" text:outline-level="3"><text:bookmark-start text:name="__RefHeading___Toc1614_9764549631"/>Toggle Maximize Area<text:bookmark-end text:name="__RefHeading___Toc1614_9764549631"/></text:h>
      <text:p text:style-name="P46">Displays the editor maximized with menus.</text:p>
      <text:p text:style-name="P46">To return from the maximized view press hotkey ctrl + spacebar. Or reuse the menu item in the area menu.</text:p>
      <text:h text:style-name="P39" text:outline-level="3"><text:bookmark-start text:name="__RefHeading___Toc1616_9764549631"/>Toggle Full screen Area<text:bookmark-end text:name="__RefHeading___Toc1616_9764549631"/></text:h>
      <text:p text:style-name="P46">Displays the editor maximized without menus.</text:p>
      <text:p text:style-name="P46">To return from the full screen view press hotkey ctrl + alt + spacebar.</text:p>
      <text:h text:style-name="P39" text:outline-level="3"><text:bookmark-start text:name="__RefHeading___Toc3756_993824769"/>Close Area<text:bookmark-end text:name="__RefHeading___Toc3756_993824769"/></text:h>
      <text:p text:style-name="P47">Closes the area window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6334a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4bfa8" style:font-size-asian="10pt" style:font-size-complex="10pt"/>
    </style:style>
    <style:style style:name="MT6" style:family="text">
      <style:text-properties fo:font-size="10pt" officeooo:rsid="005307ed" style:font-size-asian="10pt" style:font-size-complex="10pt"/>
    </style:style>
    <style:style style:name="MT7" style:family="text">
      <style:text-properties fo:font-size="10pt" officeooo:rsid="0052d2c6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20</text:span><text:span text:style-name="MT3">.</text:span><text:span text:style-name="MT4">1.</text:span><text:span text:style-name="MT5">3</text:span><text:span text:style-name="MT1"> Editors - N</text:span><text:span text:style-name="MT6">LA</text:span><text:span text:style-name="MT7"> Editor </text:span><text:span text:style-name="MT3">- V</text:span><text:span text:style-name="MT8">iew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2H50M47S</meta:editing-duration>
    <meta:editing-cycles>51</meta:editing-cycles>
    <meta:generator>LibreOffice/7.0.4.2$Windows_X86_64 LibreOffice_project/dcf040e67528d9187c66b2379df5ea4407429775</meta:generator>
    <dc:date>2021-11-14T13:23:14.652000000</dc:date>
    <meta:document-statistic meta:table-count="2" meta:image-count="11" meta:object-count="0" meta:page-count="4" meta:paragraph-count="93" meta:word-count="633" meta:character-count="3532" meta:non-whitespace-character-count="2988"/>
    <meta:template xlink:type="simple" xlink:actuate="onRequest" xlink:title="standard1cm" xlink:href="../../../AppData/Roaming/LibreOffice/4/user/template/standard1cm.ott" meta:date="2016-03-29T10:37:00.996000000"/>
  </office:meta>
</office:document-meta>
</file>